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4B000000387FF73E7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5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05cm" svg:stroke-color="#0000ff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7cm" svg:stroke-color="#0000ff" draw:marker-start-width="0.305cm" draw:marker-end="Arrow" draw:marker-end-width="0.405cm" draw:textarea-horizontal-align="center" draw:textarea-vertical-align="middle" fo:padding-top="0.16cm" fo:padding-bottom="0.16cm" fo:padding-left="0.285cm" fo:padding-right="0.285cm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width="0.05cm" svg:stroke-color="#ff00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color="#0000ff" fo:font-size="10pt" fo:text-shadow="1pt 1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5">
          <draw:frame draw:style-name="gr1" draw:text-style-name="P1" draw:layer="layout" svg:width="2.5cm" svg:height="1.866cm" svg:x="11.25cm" svg:y="4.134cm">
            <draw:image xlink:href="Pictures/100000000000004B000000387FF73E72.png" xlink:type="simple" xlink:show="embed" xlink:actuate="onLoad">
              <text:p/>
            </draw:image>
          </draw:frame>
        </draw:g>
        <draw:custom-shape draw:style-name="gr2" draw:text-style-name="P3" draw:id="id4" draw:layer="layout" svg:width="3cm" svg:height="0.923cm" svg:x="11cm" svg:y="2.077cm">
          <text:p text:style-name="P2"><text:span text:style-name="T1">addressbook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866.871731774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4" draw:id="id3" draw:layer="layout" svg:width="2cm" svg:height="1.5cm" svg:x="11.25cm" svg:y="11.5cm">
          <text:p text:style-name="P4"><text:span text:style-name="T2">MySQL</text:span></text:p>
          <text:p text:style-name="P4"><text:span text:style-name="T2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id="id6" draw:layer="layout" svg:width="2.5cm" svg:height="1cm" svg:x="5.5cm" svg:y="7.75cm">
          <text:p text:style-name="P1"><text:span text:style-name="T2">Artemis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3236.763236763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4" draw:id="id14" draw:layer="layout" svg:width="2.5cm" svg:height="1cm" svg:x="19.5cm" svg:y="10.25cm">
          <text:p text:style-name="P1"><text:span text:style-name="T2">Theodorus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3236.763236763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4" draw:id="id2" draw:layer="layout" svg:width="2.5cm" svg:height="1cm" svg:x="11cm" svg:y="14.5cm">
          <text:p text:style-name="P1"><text:span text:style-name="T2">DBmanager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3236.763236763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4" draw:id="id9" draw:layer="layout" svg:width="2.5cm" svg:height="1cm" svg:x="9.75cm" svg:y="8.5cm">
          <text:p text:style-name="P1"><text:span text:style-name="T2">Kabat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3236.763236763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4" draw:id="id10" draw:layer="layout" svg:width="2.5cm" svg:height="1cm" svg:x="9.75cm" svg:y="7cm">
          <text:p text:style-name="P1"><text:span text:style-name="T2">Chilon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3236.763236763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id="id12" draw:layer="layout" svg:width="2.5cm" svg:height="1cm" svg:x="16.25cm" svg:y="9cm">
          <text:p text:style-name="P1"><text:span text:style-name="T2">Leonidas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3236.763236763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4" draw:id="id11" draw:layer="layout" svg:width="2.5cm" svg:height="1cm" svg:x="5.5cm" svg:y="9.75cm">
          <text:p text:style-name="P1"><text:span text:style-name="T2">Menelaus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3236.763236763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id="id7" draw:layer="layout" svg:width="3cm" svg:height="0.923cm" svg:x="3.25cm" svg:y="3.5cm">
          <text:p text:style-name="P2"><text:span text:style-name="T1">local rawdata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866.871731774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3" draw:id="id8" draw:layer="layout" svg:width="3cm" svg:height="0.923cm" svg:x="1.5cm" svg:y="2.25cm">
          <text:p text:style-name="P2"><text:span text:style-name="T1">web services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866.871731774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draw:id="id13" draw:layer="layout" svg:width="2.5cm" svg:height="1cm" svg:x="16.25cm" svg:y="12cm">
          <text:p text:style-name="P1"><text:span text:style-name="T2">FileIO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3236.763236763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id="id1" draw:layer="layout" svg:width="3cm" svg:height="0.923cm" svg:x="8.25cm" svg:y="17cm">
          <text:p text:style-name="P2"><text:span text:style-name="T1">credentials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866.871731774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draw:line-skew="0.25cm" svg:x1="10.018cm" svg:y1="17cm" svg:x2="12.174cm" svg:y2="15.5cm" draw:start-shape="id1" draw:start-glue-point="4" draw:end-shape="id2" draw:end-glue-point="7" svg:d="m10018 17000v-500h2156v-1000">
          <text:p/>
        </draw:connector>
        <draw:connector draw:style-name="gr8" draw:text-style-name="P1" draw:layer="layout" svg:x1="12.249cm" svg:y1="13cm" svg:x2="12.25cm" svg:y2="14.5cm" draw:start-shape="id3" draw:start-glue-point="7" draw:end-shape="id2" svg:d="m12249 13000v751h1v749">
          <text:p/>
        </draw:connector>
        <draw:connector draw:style-name="gr7" draw:text-style-name="P1" draw:layer="layout" svg:x1="12.499cm" svg:y1="3cm" svg:x2="12.5cm" svg:y2="4.134cm" draw:start-shape="id4" draw:start-glue-point="8" draw:end-shape="id5" draw:end-glue-point="0" svg:d="m12499 3000v567h1v567">
          <text:p/>
        </draw:connector>
        <draw:connector draw:style-name="gr9" draw:text-style-name="P1" draw:layer="layout" svg:x1="11.25cm" svg:y1="5.067cm" svg:x2="6.824cm" svg:y2="7.75cm" draw:start-shape="id5" draw:start-glue-point="3" draw:end-shape="id6" draw:end-glue-point="4" svg:d="m11250 5067h-4426v2683">
          <text:p/>
        </draw:connector>
        <draw:connector draw:style-name="gr7" draw:text-style-name="P1" draw:layer="layout" svg:x1="4.749cm" svg:y1="4.423cm" svg:x2="5.5cm" svg:y2="8.324cm" draw:start-shape="id7" draw:start-glue-point="8" draw:end-shape="id6" draw:end-glue-point="6" svg:d="m4749 4423v3901h751">
          <text:p/>
        </draw:connector>
        <draw:connector draw:style-name="gr7" draw:text-style-name="P1" draw:layer="layout" svg:x1="2.999cm" svg:y1="3.173cm" svg:x2="5.5cm" svg:y2="8.324cm" draw:start-shape="id8" draw:start-glue-point="8" draw:end-shape="id6" draw:end-glue-point="6" svg:d="m2999 3173v5151h2501">
          <text:p/>
        </draw:connector>
        <draw:connector draw:style-name="gr10" draw:text-style-name="P1" draw:layer="layout" svg:x1="7.85cm" svg:y1="8.324cm" svg:x2="9.75cm" svg:y2="9cm" draw:start-shape="id6" draw:start-glue-point="8" draw:end-shape="id9" svg:d="m7850 8324h1026v676h874">
          <text:p/>
        </draw:connector>
        <draw:connector draw:style-name="gr10" draw:text-style-name="P1" draw:layer="layout" svg:x1="9.75cm" svg:y1="7.574cm" svg:x2="7.85cm" svg:y2="8.324cm" draw:start-shape="id10" draw:start-glue-point="6" draw:end-shape="id6" draw:end-glue-point="8" svg:d="m9750 7574h-874v750h-1026">
          <text:p/>
        </draw:connector>
        <draw:connector draw:style-name="gr9" draw:text-style-name="P1" draw:layer="layout" svg:x1="6.674cm" svg:y1="8.75cm" svg:x2="6.674cm" svg:y2="9.899cm" draw:start-shape="id6" draw:start-glue-point="7" draw:end-shape="id11" draw:end-glue-point="5" svg:d="m6674 8750v1149">
          <text:p/>
        </draw:connector>
        <draw:connector draw:style-name="gr9" draw:text-style-name="P1" draw:layer="layout" svg:x1="6.674cm" svg:y1="10.75cm" svg:x2="11cm" svg:y2="15.074cm" draw:start-shape="id11" draw:start-glue-point="7" draw:end-shape="id2" draw:end-glue-point="6" svg:d="m6674 10750v4324h4326">
          <text:p/>
        </draw:connector>
        <draw:connector draw:style-name="gr9" draw:text-style-name="P1" draw:layer="layout" svg:x1="13.5cm" svg:y1="14.924cm" svg:x2="16.25cm" svg:y2="9.574cm" draw:start-shape="id2" draw:start-glue-point="9" draw:end-shape="id12" draw:end-glue-point="6" svg:d="m13500 14924h1376v-5350h1374">
          <text:p/>
        </draw:connector>
        <draw:connector draw:style-name="gr11" draw:text-style-name="P1" draw:layer="layout" svg:x1="13.75cm" svg:y1="5.067cm" svg:x2="17.424cm" svg:y2="9.149cm" draw:start-shape="id5" draw:start-glue-point="1" draw:end-shape="id12" draw:end-glue-point="5" svg:d="m13750 5067h3674v4082">
          <text:p/>
        </draw:connector>
        <draw:connector draw:style-name="gr11" draw:text-style-name="P1" draw:layer="layout" svg:x1="17.424cm" svg:y1="10cm" svg:x2="17.424cm" svg:y2="12.149cm" draw:start-shape="id12" draw:start-glue-point="7" draw:end-shape="id13" draw:end-glue-point="5" svg:d="m17424 10000v2149">
          <text:p/>
        </draw:connector>
        <draw:connector draw:style-name="gr7" draw:text-style-name="P1" draw:layer="layout" svg:x1="18.75cm" svg:y1="9.424cm" svg:x2="20.75cm" svg:y2="10.25cm" draw:start-shape="id12" draw:start-glue-point="9" draw:end-shape="id14" svg:d="m18750 9424h2000v826">
          <text:p/>
        </draw:connector>
        <draw:connector draw:style-name="gr7" draw:text-style-name="P1" draw:layer="layout" svg:x1="20.674cm" svg:y1="11.25cm" svg:x2="18.75cm" svg:y2="12.5cm" draw:start-shape="id14" draw:start-glue-point="7" draw:end-shape="id13" svg:d="m20674 11250v1250h-1924">
          <text:p/>
        </draw:connector>
        <draw:custom-shape draw:style-name="gr12" draw:text-style-name="P5" draw:id="id15" draw:layer="layout" svg:width="3cm" svg:height="0.923cm" svg:x="18cm" svg:y="14.25cm">
          <text:p text:style-name="P2"><text:span text:style-name="T1">output files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866.871731774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1" draw:layer="layout" svg:x1="17.424cm" svg:y1="13cm" svg:x2="18.267cm" svg:y2="14.711cm" draw:start-shape="id13" draw:start-glue-point="7" draw:end-shape="id15" draw:end-glue-point="9" svg:d="m17424 13000v1711h8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2-21T12:56:00</meta:creation-date>
    <dc:date>2012-02-21T13:57:46</dc:date>
    <meta:editing-duration>PT00H45M28S</meta:editing-duration>
    <meta:editing-cycles>2</meta:editing-cycles>
    <meta:generator>OpenOffice.org/3.1$Unix OpenOffice.org_project/310m19$Build-9420</meta:generator>
    <meta:document-statistic meta:object-count="32"/>
  </office:meta>
</office:document-meta>
</file>